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66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11" office:value-type="string" calcext:value-type="string">
            <text:p>Discussion: On the use of definitional interpreters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11" office:value-type="string" calcext:value-type="string">
            <text:p>Overview of the languag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4" office:value-type="string" calcext:value-type="string">
            <text:p>Nodes and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4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4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Demonstration of the spreadsheet interpreter</text:p>
          </table:table-cell>
          <table:table-cell table:style-name="ce7"/>
          <table:table-cell table:style-name="ce2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8:22:05.299082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9T16:39:35.851486504</dc:date>
    <meta:editing-duration>P2DT23H37M28S</meta:editing-duration>
    <meta:editing-cycles>80</meta:editing-cycles>
    <meta:document-statistic meta:table-count="1" meta:cell-count="225" meta:object-count="0"/>
  </office:meta>
</office:document-meta>
</file>